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CMBX10" svg:font-family="CMBX10" style:font-family-generic="roman" style:font-pitch="variable"/>
    <style:font-face style:name="CMMI10" svg:font-family="CMMI10" style:font-family-generic="roman" style:font-pitch="variable"/>
    <style:font-face style:name="CMMI7" svg:font-family="CMMI7" style:font-family-generic="roman" style:font-pitch="variable"/>
    <style:font-face style:name="CMR10" svg:font-family="CMR10" style:font-family-generic="roman" style:font-pitch="variable"/>
    <style:font-face style:name="CMR7" svg:font-family="CMR7" style:font-family-generic="roman" style:font-pitch="variable"/>
    <style:font-face style:name="CMTI10" svg:font-family="CMTI1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MBX101" svg:font-family="CMBX10" style:font-family-generic="system" style:font-pitch="variable"/>
    <style:font-face style:name="CMMI101" svg:font-family="CMMI10" style:font-family-generic="system" style:font-pitch="variable"/>
    <style:font-face style:name="CMMI71" svg:font-family="CMMI7" style:font-family-generic="system" style:font-pitch="variable"/>
    <style:font-face style:name="CMR101" svg:font-family="CMR10" style:font-family-generic="system" style:font-pitch="variable"/>
    <style:font-face style:name="CMR71" svg:font-family="CMR7" style:font-family-generic="system" style:font-pitch="variable"/>
    <style:font-face style:name="CMTI101" svg:font-family="CMTI10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font-size="12pt" officeooo:rsid="001d639e" officeooo:paragraph-rsid="001d639e" style:font-size-asian="12pt" style:font-size-complex="12pt"/>
    </style:style>
    <style:style style:name="P2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Times New Roman" officeooo:paragraph-rsid="001c2eb4" style:font-name-complex="CMBX101" style:language-complex="ar" style:country-complex="SA"/>
    </style:style>
    <style:style style:name="P3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Times New Roman" officeooo:paragraph-rsid="001c2eb4"/>
    </style:style>
    <style:style style:name="P4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officeooo:paragraph-rsid="001c2eb4"/>
    </style:style>
    <style:style style:name="P5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fo:font-style="normal" fo:font-weight="bold" officeooo:rsid="001d7315" officeooo:paragraph-rsid="001d7315" style:font-style-asian="normal" style:font-weight-asian="bold" style:font-style-complex="normal" style:font-weight-complex="bold"/>
    </style:style>
    <style:style style:name="P6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officeooo:rsid="001efc1e" officeooo:paragraph-rsid="001efc1e"/>
    </style:style>
    <style:style style:name="P7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fo:font-weight="bold" officeooo:rsid="001d7315" officeooo:paragraph-rsid="001d7315" style:font-weight-asian="bold" style:font-weight-complex="bold"/>
    </style:style>
    <style:style style:name="P8" style:family="paragraph" style:parent-style-name="Heading_20_1">
      <style:paragraph-properties fo:margin-top="0.0299in" fo:margin-bottom="0.0299in" loext:contextual-spacing="false" fo:text-align="center" style:justify-single-word="false"/>
      <style:text-properties officeooo:paragraph-rsid="001c2eb4"/>
    </style:style>
    <style:style style:name="P9" style:family="paragraph" style:parent-style-name="Heading_20_1">
      <style:paragraph-properties fo:margin-top="0.0299in" fo:margin-bottom="0.0299in" loext:contextual-spacing="false" fo:text-align="start" style:justify-single-word="false" fo:break-before="page"/>
      <style:text-properties fo:font-variant="normal" fo:text-transform="none" fo:font-size="12pt" officeooo:rsid="001d639e" officeooo:paragraph-rsid="001d639e" style:font-size-asian="12pt" style:font-size-complex="12pt"/>
    </style:style>
    <style:style style:name="T1" style:family="text">
      <style:text-properties style:font-name-complex="CMBX101" style:language-complex="ar" style:country-complex="SA"/>
    </style:style>
    <style:style style:name="T2" style:family="text">
      <style:text-properties fo:font-variant="normal" fo:text-transform="none" fo:font-size="12pt" officeooo:rsid="001c2eb4" style:font-size-asian="12pt" style:font-size-complex="12pt"/>
    </style:style>
    <style:style style:name="T3" style:family="text">
      <style:text-properties fo:font-variant="normal" fo:text-transform="none" fo:font-size="12pt" officeooo:rsid="001f70d5" style:font-size-asian="12pt" style:font-size-complex="12pt"/>
    </style:style>
    <style:style style:name="T4" style:family="text">
      <style:text-properties style:font-name="Times New Roman" style:font-name-complex="CMBX101" style:language-complex="ar" style:country-complex="SA"/>
    </style:style>
    <style:style style:name="T5" style:family="text">
      <style:text-properties style:font-name="Times New Roman" fo:font-style="italic" style:font-style-asian="italic" style:font-name-complex="CMBX101" style:language-complex="ar" style:country-complex="SA"/>
    </style:style>
    <style:style style:name="T6" style:family="text">
      <style:text-properties style:font-name="Times New Roman" style:font-name-complex="CMR101" style:language-complex="ar" style:country-complex="S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Daniel Barnes</text:h>
      <text:p text:style-name="P1">ECE 375 / R 10-12</text:p>
      <text:p text:style-name="P1">February 23, 2017</text:p>
      <text:p text:style-name="P1"/>
      <text:h text:style-name="P8" text:outline-level="1"><text:span text:style-name="T2">Lab </text:span><text:span text:style-name="T3">7</text:span><text:span text:style-name="T2"> Prelab</text:span></text:h>
      <text:list xml:id="list8650813441046967795" text:style-name="L1">
        <text:list-item>
          <text:p text:style-name="P5"><text:span text:style-name="T4">Writing to TCNT1</text:span></text:p>
          <text:p text:style-name="P4"><text:span text:style-name="T4">out TCNT1H, r25</text:span></text:p>
        </text:list-item>
      </text:list>
      <text:p text:style-name="P3"><text:span text:style-name="T1">out TCNT1L, r24</text:span></text:p>
      <text:p text:style-name="P2"/>
      <text:list xml:id="list44301467968924" text:continue-numbering="true" text:style-name="L1">
        <text:list-item>
          <text:p text:style-name="P7"><text:span text:style-name="T4">Reading from TCNT1</text:span></text:p>
          <text:p text:style-name="P4"><text:span text:style-name="T4">in r24, TCNT1L</text:span></text:p>
        </text:list-item>
      </text:list>
      <text:p text:style-name="P3"><text:span text:style-name="T1">in r25, TCNT1H</text:span></text:p>
      <text:p text:style-name="P2"/>
      <text:list xml:id="list44302019908537" text:continue-numbering="true" text:style-name="L1">
        <text:list-item>
          <text:p text:style-name="P6"><text:span text:style-name="T6">If the Timer/Counter0 is in normal mode with no prescaling and 128 (0xF0) has just been written to TCNT0, it will take (255 + 1 – 128 = 128) 128 cycles before TOV0 is set. This will take 128/16 Mhz = 8 μ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CMBX10" svg:font-family="CMBX10" style:font-family-generic="roman" style:font-pitch="variable"/>
    <style:font-face style:name="CMMI10" svg:font-family="CMMI10" style:font-family-generic="roman" style:font-pitch="variable"/>
    <style:font-face style:name="CMMI7" svg:font-family="CMMI7" style:font-family-generic="roman" style:font-pitch="variable"/>
    <style:font-face style:name="CMR10" svg:font-family="CMR10" style:font-family-generic="roman" style:font-pitch="variable"/>
    <style:font-face style:name="CMR7" svg:font-family="CMR7" style:font-family-generic="roman" style:font-pitch="variable"/>
    <style:font-face style:name="CMTI10" svg:font-family="CMTI1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MBX101" svg:font-family="CMBX10" style:font-family-generic="system" style:font-pitch="variable"/>
    <style:font-face style:name="CMMI101" svg:font-family="CMMI10" style:font-family-generic="system" style:font-pitch="variable"/>
    <style:font-face style:name="CMMI71" svg:font-family="CMMI7" style:font-family-generic="system" style:font-pitch="variable"/>
    <style:font-face style:name="CMR101" svg:font-family="CMR10" style:font-family-generic="system" style:font-pitch="variable"/>
    <style:font-face style:name="CMR71" svg:font-family="CMR7" style:font-family-generic="system" style:font-pitch="variable"/>
    <style:font-face style:name="CMTI101" svg:font-family="CMTI10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083in" fo:margin-bottom="0.028in" loext:contextual-spacing="false" fo:text-align="start" style:justify-single-word="false"/>
      <style:text-properties fo:font-variant="small-caps" fo:font-size="16pt" fo:letter-spacing="0.0035in" style:font-size-asian="16pt" style:font-size-complex="16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03:14:34.276426733</meta:creation-date>
    <dc:date>2017-02-23T04:43:01.279444207</dc:date>
    <meta:editing-duration>PT7M29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1" meta:word-count="76" meta:character-count="362" meta:non-whitespace-character-count="299"/>
  </office:meta>
</office:document-meta>
</file>